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49c8" officeooo:paragraph-rsid="001849c8"/>
    </style:style>
    <style:style style:name="P2" style:family="paragraph" style:parent-style-name="Text_20_body">
      <style:text-properties officeooo:paragraph-rsid="001849c8"/>
    </style:style>
    <style:style style:name="P3" style:family="paragraph" style:parent-style-name="Standard">
      <style:text-properties style:use-window-font-color="true" loext:opacity="0%" style:font-name="Lucida Console" fo:font-size="9pt" style:font-size-asian="9pt"/>
    </style:style>
    <style:style style:name="P4" style:family="paragraph" style:parent-style-name="Standard">
      <style:text-properties style:use-window-font-color="true" loext:opacity="0%" style:font-name="Lucida Console" fo:font-size="9pt" officeooo:rsid="001849c8" officeooo:paragraph-rsid="001849c8" style:font-size-asian="9pt"/>
    </style:style>
    <style:style style:name="P5" style:family="paragraph" style:parent-style-name="Standard">
      <style:text-properties officeooo:rsid="001849c8" officeooo:paragraph-rsid="001849c8"/>
    </style:style>
    <style:style style:name="P6" style:family="paragraph" style:parent-style-name="Standard">
      <style:text-properties officeooo:rsid="001a8d0e" officeooo:paragraph-rsid="001a8d0e"/>
    </style:style>
    <style:style style:name="P7" style:family="paragraph" style:parent-style-name="Text_20_body">
      <style:text-properties officeooo:rsid="0019868a" officeooo:paragraph-rsid="0019868a" loext:padding="0cm" loext:border="none"/>
    </style:style>
    <style:style style:name="P8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andos Git</text:p>
      <text:p text:style-name="P1"/>
      <text:p text:style-name="P2"><text:span text:style-name="Strong_20_Emphasis"><text:span text:style-name="T1">git init</text:span></text:span><text:span text:style-name="T1">: Inicializa um novo repositório Git.</text:span></text:p>
      <text:list xml:id="list2957413796" text:style-name="L1">
        <text:list-item>
          <text:p text:style-name="P8"><text:span text:style-name="Strong_20_Emphasis"><text:span text:style-name="T1">git clone [url]</text:span></text:span><text:span text:style-name="T1">: Clona um repositório para um novo diretório.</text:span></text:p>
        </text:list-item>
        <text:list-item>
          <text:p text:style-name="P8"><text:span text:style-name="Strong_20_Emphasis"><text:span text:style-name="T1">git add [arquivo]</text:span></text:span><text:span text:style-name="T1">: Adiciona mudanças ao índice (staging area).</text:span></text:p>
        </text:list-item>
        <text:list-item>
          <text:p text:style-name="P8"><text:span text:style-name="Strong_20_Emphasis"><text:span text:style-name="T1">git commit -m "[mensagem]"</text:span></text:span><text:span text:style-name="T1">: Realiza o commit das mudanças no índice com uma mensagem.</text:span></text:p>
        </text:list-item>
        <text:list-item>
          <text:p text:style-name="P8"><text:span text:style-name="Strong_20_Emphasis"><text:span text:style-name="T1">git status</text:span></text:span><text:span text:style-name="T1">: Mostra o status do diretório de trabalho e do índice.</text:span></text:p>
        </text:list-item>
        <text:list-item>
          <text:p text:style-name="P8"><text:span text:style-name="Strong_20_Emphasis"><text:span text:style-name="T1">git log</text:span></text:span><text:span text:style-name="T1">: Mostra ohistórico de commits.</text:span></text:p>
        </text:list-item>
        <text:list-item>
          <text:p text:style-name="P8"><text:span text:style-name="Strong_20_Emphasis"><text:span text:style-name="T1">git pull</text:span></text:span><text:span text:style-name="T1">: Busca e incorpora as mudanças do repositório remoto ao seu branch atual.</text:span></text:p>
        </text:list-item>
        <text:list-item>
          <text:p text:style-name="P8"><text:span text:style-name="Strong_20_Emphasis"><text:span text:style-name="T1">git push</text:span></text:span><text:span text:style-name="T1">: Envia suas mudanças para o repositório remoto.</text:span></text:p>
        </text:list-item>
      </text:list>
      <text:p text:style-name="P7">Git add</text:p>
      <text:p text:style-name="P7">git log</text:p>
      <text:p text:style-name="P7">git status</text:p>
      <text:p text:style-name="P1"/>
      <text:p text:style-name="P4">Main Porcelain Commands</text:p>
      <text:p text:style-name="P3"><text:s text:c="3"/>add <text:s text:c="20"/>Add file contents to the index</text:p>
      <text:p text:style-name="P3"><text:s text:c="3"/>am <text:s text:c="21"/>Apply a series of patches from a mailbox</text:p>
      <text:p text:style-name="P3"><text:s text:c="3"/>archive <text:s text:c="16"/>Create an archive of files from a named tree</text:p>
      <text:p text:style-name="P3"><text:s text:c="3"/>backfill <text:s text:c="15"/>Download missing objects in a partial clone</text:p>
      <text:p text:style-name="P3"><text:s text:c="3"/>bisect <text:s text:c="17"/>Use binary search to find the commit that introduced a bug</text:p>
      <text:p text:style-name="P3"><text:s text:c="3"/>branch <text:s text:c="17"/>List, create, or delete branches</text:p>
      <text:p text:style-name="P3"><text:s text:c="3"/>bundle <text:s text:c="17"/>Move objects and refs by archive</text:p>
      <text:p text:style-name="P3"><text:s text:c="3"/>checkout <text:s text:c="15"/>Switch branches or restore working tree files</text:p>
      <text:p text:style-name="P3"><text:s text:c="3"/>cherry-pick <text:s text:c="12"/>Apply the changes introduced by some existing commits</text:p>
      <text:p text:style-name="P3"><text:s text:c="3"/>citool <text:s text:c="17"/>Graphical alternative to git-commit</text:p>
      <text:p text:style-name="P3"><text:s text:c="3"/>clean <text:s text:c="18"/>Remove untracked files from the working tree</text:p>
      <text:p text:style-name="P3"><text:s text:c="3"/>clone <text:s text:c="18"/>Clone a repository into a new directory</text:p>
      <text:p text:style-name="P3"><text:s text:c="3"/>commit <text:s text:c="17"/>Record changes to the repository</text:p>
      <text:p text:style-name="P3"><text:s text:c="3"/>describe <text:s text:c="15"/>Give an object a human readable name based on an available ref</text:p>
      <text:p text:style-name="P3"><text:s text:c="3"/>diff <text:s text:c="19"/>Show changes between commits, commit and working tree, etc</text:p>
      <text:p text:style-name="P3"><text:s text:c="3"/>fetch <text:s text:c="18"/>Download objects and refs from another repository</text:p>
      <text:p text:style-name="P3"><text:s text:c="3"/>format-patch <text:s text:c="11"/>Prepare patches for e-mail submission</text:p>
      <text:p text:style-name="P3"><text:s text:c="3"/>gc <text:s text:c="21"/>Cleanup unnecessary files and optimize the local repository</text:p>
      <text:p text:style-name="P3"><text:s text:c="3"/>gitk <text:s text:c="19"/>The Git repository browser</text:p>
      <text:p text:style-name="P3"><text:s text:c="3"/>grep <text:s text:c="19"/>Print lines matching a pattern</text:p>
      <text:p text:style-name="P3"><text:s text:c="3"/>gui <text:s text:c="20"/>A portable graphical interface to Git</text:p>
      <text:p text:style-name="P3"><text:s text:c="3"/>init <text:s text:c="19"/>Create an empty Git repository or reinitialize an existing one</text:p>
      <text:p text:style-name="P3"><text:s text:c="3"/>log <text:s text:c="20"/>Show commit logs</text:p>
      <text:p text:style-name="P3"><text:s text:c="3"/>maintenance <text:s text:c="12"/>Run tasks to optimize Git repository data</text:p>
      <text:p text:style-name="P3"><text:s text:c="3"/>merge <text:s text:c="18"/>Join two or more development histories together</text:p>
      <text:p text:style-name="P3"><text:s text:c="3"/>mv <text:s text:c="21"/>Move or rename a file, a directory, or a symlink</text:p>
      <text:p text:style-name="P3"><text:s text:c="3"/>notes <text:s text:c="18"/>Add or inspect object notes</text:p>
      <text:p text:style-name="P3"><text:s text:c="3"/>pull <text:s text:c="19"/>Fetch from and integrate with another repository or a local branch</text:p>
      <text:p text:style-name="P3"><text:s text:c="3"/>push <text:s text:c="19"/>Update remote refs along with associated objects</text:p>
      <text:p text:style-name="P3"><text:s text:c="3"/>range-diff <text:s text:c="13"/>Compare two commit ranges (e.g. two versions of a branch)</text:p>
      <text:p text:style-name="P3"><text:s text:c="3"/>rebase <text:s text:c="17"/>Reapply commits on top of another base tip</text:p>
      <text:p text:style-name="P3"><text:s text:c="3"/>reset <text:s text:c="18"/>Reset current HEAD to the specified state</text:p>
      <text:p text:style-name="P3"><text:s text:c="3"/>restore <text:s text:c="16"/>Restore working tree files</text:p>
      <text:p text:style-name="P3"><text:soft-page-break/><text:s text:c="3"/>revert <text:s text:c="17"/>Revert some existing commits</text:p>
      <text:p text:style-name="P3"><text:s text:c="3"/>rm <text:s text:c="21"/>Remove files from the working tree and from the index</text:p>
      <text:p text:style-name="P3"><text:s text:c="3"/>scalar <text:s text:c="17"/>A tool for managing large Git repositories</text:p>
      <text:p text:style-name="P3"><text:s text:c="3"/>shortlog <text:s text:c="15"/>Summarize 'git log' output</text:p>
      <text:p text:style-name="P3"><text:s text:c="3"/>show <text:s text:c="19"/>Show various types of objects</text:p>
      <text:p text:style-name="P3"><text:s text:c="3"/>sparse-checkout <text:s text:c="8"/>Reduce your working tree to a subset of tracked files</text:p>
      <text:p text:style-name="P3"><text:s text:c="3"/>stash <text:s text:c="18"/>Stash the changes in a dirty working directory away</text:p>
      <text:p text:style-name="P3"><text:s text:c="3"/>status <text:s text:c="17"/>Show the working tree status</text:p>
      <text:p text:style-name="P3"><text:s text:c="3"/>submodule <text:s text:c="14"/>Initialize, update or inspect submodules</text:p>
      <text:p text:style-name="P3"><text:s text:c="3"/>survey <text:s text:c="17"/>EXPERIMENTAL: Measure various repository dimensions of scale</text:p>
      <text:p text:style-name="P3"><text:s text:c="3"/>switch <text:s text:c="17"/>Switch branches</text:p>
      <text:p text:style-name="P3"><text:s text:c="3"/>tag <text:s text:c="20"/>Create, list, delete or verify a tag object signed with GPG</text:p>
      <text:p text:style-name="P3"><text:s text:c="3"/>worktree <text:s text:c="15"/>Manage multiple working trees</text:p>
      <text:p text:style-name="P1"/>
      <text:p text:style-name="P6">alteração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3T20:15:39.342000000</dc:date>
    <meta:editing-duration>PT11M33S</meta:editing-duration>
    <meta:editing-cycles>4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60" meta:word-count="464" meta:character-count="3730" meta:non-whitespace-character-count="2408"/>
  </office:meta>
</office:document-meta>
</file>